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Docs-Cambria" svg:font-family="Docs-Cambria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2pt solid #000000" style:vertical-align="automatic" fo:background-color="#FFFFFF" style:repeat-content="false"/>
      <style:paragraph-properties fo:text-align="center"/>
      <style:text-properties style:font-name="Docs-Cambria" style:font-name-asian="Docs-Cambria" style:font-name-complex="Docs-Cambria" fo:font-size="13pt" style:font-size-asian="13pt" style:font-size-complex="13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dotted #000000" fo:border-left="none" fo:border-right="none" style:vertical-align="automatic" fo:wrap-option="wrap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2pt solid #000000" fo:border-bottom="thin dotted #000000" fo:border-left="none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thin dotted #000000" fo:border-bottom="2pt solid #000000" fo:border-left="none" fo:border-right="thin dotte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-top="thin dotted #000000" fo:border-bottom="2pt solid #000000" fo:border-left="thin dotted #000000" fo:border-right="thin dotte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order-top="thin dotted #000000" fo:border-bottom="2pt solid #000000" fo:border-left="thin dotted #000000" fo:border-right="2pt soli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thin dotted #000000" fo:border-left="thin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0">
      <style:table-cell-properties fo:border-top="thin solid #000000" fo:border-bottom="thin dotted #000000" fo:border-left="2pt solid #000000" fo:border-right="thin dotted #000000" style:vertical-align="top" fo:wrap-option="wrap" style:repeat-content="false"/>
      <style:paragraph-properties fo:text-align="center"/>
    </style:style>
    <style:style style:name="ce14" style:family="table-cell" style:parent-style-name="Default" style:data-style-name="N15">
      <style:table-cell-properties fo:border-top="thin solid #000000" fo:border-bottom="thin dotted #000000" fo:border-left="thin dotted #000000" fo:border-right="thin dotted #000000" style:vertical-align="top" fo:wrap-option="wrap" style:repeat-content="false"/>
      <style:paragraph-properties fo:text-align="center"/>
    </style:style>
    <style:style style:name="ce15" style:family="table-cell" style:parent-style-name="Default" style:data-style-name="N15">
      <style:table-cell-properties fo:border-top="thin solid #000000" fo:border-bottom="thin dotte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thin solid #000000" fo:border-bottom="thin dotted #000000" fo:border-left="thin dotted #000000" fo:border-right="thin solid #000000" style:vertical-align="top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dotted #000000" fo:border-bottom="thin dotted #000000" fo:border-left="thin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8" style:family="table-cell" style:parent-style-name="Default" style:data-style-name="N0">
      <style:table-cell-properties fo:border-top="thin dotted #000000" fo:border-bottom="thin dotted #000000" fo:border-left="2pt solid #000000" fo:border-right="thin dotted #000000" style:vertical-align="top" fo:wrap-option="wrap" style:repeat-content="false"/>
      <style:paragraph-properties fo:text-align="center"/>
    </style:style>
    <style:style style:name="ce19" style:family="table-cell" style:parent-style-name="Default" style:data-style-name="N15">
      <style:table-cell-properties fo:border-top="none" fo:border-bottom="thin dotted #000000" fo:border-left="thin dotted #000000" fo:border-right="thin dotted #000000" style:vertical-align="top" fo:wrap-option="wrap" style:repeat-content="false"/>
      <style:paragraph-properties fo:text-align="center"/>
    </style:style>
    <style:style style:name="ce20" style:family="table-cell" style:parent-style-name="Default" style:data-style-name="N15">
      <style:table-cell-properties fo:border-top="none" fo:border-bottom="thin dotte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none" fo:border-bottom="thin dotted #000000" fo:border-left="thin dotted #000000" fo:border-right="thin solid #000000" style:vertical-align="top" fo:wrap-option="wra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thin dotted #000000" fo:border-bottom="thin solid #000000" fo:border-left="thin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3" style:family="table-cell" style:parent-style-name="Default" style:data-style-name="N0">
      <style:table-cell-properties fo:border-top="thin dotted #000000" fo:border-bottom="thin solid #000000" fo:border-left="2pt solid #000000" fo:border-right="thin dotted #000000" style:vertical-align="top" fo:wrap-option="wrap" style:repeat-content="false"/>
      <style:paragraph-properties fo:text-align="center"/>
    </style:style>
    <style:style style:name="ce24" style:family="table-cell" style:parent-style-name="Default" style:data-style-name="N15">
      <style:table-cell-properties fo:border-top="none" fo:border-bottom="thin solid #000000" fo:border-left="thin dotted #000000" fo:border-right="thin dotted #000000" style:vertical-align="top" fo:wrap-option="wrap" style:repeat-content="false"/>
      <style:paragraph-properties fo:text-align="center"/>
    </style:style>
    <style:style style:name="ce25" style:family="table-cell" style:parent-style-name="Default" style:data-style-name="N15">
      <style:table-cell-properties fo:border-top="none" fo:border-bottom="thin soli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none" fo:border-bottom="thin solid #000000" fo:border-left="thin dotted #000000" fo:border-right="thin solid #000000" style:vertical-align="top" fo:wrap-option="wrap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background-color="#F6F9D4" style:repeat-content="false"/>
      <style:paragraph-properties fo:text-align="center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ro3" style:family="table-row">
      <style:table-row-properties style:row-height="64.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_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2" table:default-cell-style-name="ce2"/>
        <table:table-column table:style-name="co2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2">
          <table:table-cell table:style-name="ce2"/>
          <table:table-cell table:style-name="ce3"/>
          <table:table-cell office:value-type="string" table:style-name="ce4">
            <text:p>coeficiente Betha</text:p>
          </table:table-cell>
          <table:table-cell office:value-type="float" office:value="15" table:style-name="ce4">
            <text:p>15</text:p>
          </table:table-cell>
          <table:table-cell table:style-name="ce4"/>
          <table:table-cell table:style-name="ce5"/>
          <table:table-cell table:number-columns-repeated="16378" table:style-name="ce1"/>
        </table:table-row>
        <table:table-row table:style-name="ro3">
          <table:table-cell table:style-name="ce6"/>
          <table:table-cell table:style-name="ce7"/>
          <table:table-cell office:value-type="string" table:style-name="ce8">
            <text:p>potencia Armónico en dBm</text:p>
          </table:table-cell>
          <table:table-cell office:value-type="string" table:style-name="ce9">
            <text:p>Potencia Armónico mW</text:p>
          </table:table-cell>
          <table:table-cell office:value-type="string" table:style-name="ce9">
            <text:p>Coeficiente de Bessel practico</text:p>
          </table:table-cell>
          <table:table-cell office:value-type="string" table:style-name="ce10">
            <text:p>Coeficiente de Bessel teorico</text:p>
          </table:table-cell>
          <table:table-cell table:number-columns-repeated="1008" table:style-name="ce11"/>
          <table:table-cell table:number-columns-repeated="1537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2">
            <text:p>J0(B)</text:p>
          </table:table-cell>
          <table:table-cell office:value-type="float" office:value="-71.63" table:style-name="ce13">
            <text:p>-71,63</text:p>
          </table:table-cell>
          <table:table-cell office:value-type="float" office:value="6.8706844001423132E-8" table:formula="of:=POWER(10;[.C4]/10)" table:style-name="ce14">
            <text:p>6,87E-08</text:p>
          </table:table-cell>
          <table:table-cell office:value-type="float" office:value="2.0116238304927241E-2" table:formula="of:=SQRT([.D4]/[.$D$14])" table:style-name="ce15">
            <text:p>2,01E-02</text:p>
          </table:table-cell>
          <table:table-cell office:value-type="float" office:value="-1.4224472705558025E-2" table:formula="of:=BESSELJ([.D$2];[.A4])" table:style-name="ce16">
            <text:p>-0,014224473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7">
            <text:p>J1(B)</text:p>
          </table:table-cell>
          <table:table-cell office:value-type="float" office:value="-47.61" table:style-name="ce18">
            <text:p>-47,61</text:p>
          </table:table-cell>
          <table:table-cell office:value-type="float" office:value="1.7338039977541357E-5" table:formula="of:=POWER(10;[.C5]/10)" table:style-name="ce19">
            <text:p>1,73E-05</text:p>
          </table:table-cell>
          <table:table-cell office:value-type="float" office:value="0.31955584953310262" table:formula="of:=SQRT([.D5]/[.$D$14])" table:style-name="ce20">
            <text:p>3,20E-01</text:p>
          </table:table-cell>
          <table:table-cell office:value-type="float" office:value="0.20510386426874308" table:formula="of:=BESSELJ([.D$2];[.A5])" table:style-name="ce21">
            <text:p>0,205103864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7">
            <text:p>j2(B)</text:p>
          </table:table-cell>
          <table:table-cell office:value-type="float" office:value="-62.69" table:style-name="ce18">
            <text:p>-62,69</text:p>
          </table:table-cell>
          <table:table-cell office:value-type="float" office:value="5.382697825162874E-7" table:formula="of:=POWER(10;[.C6]/10)" table:style-name="ce19">
            <text:p>5,38E-07</text:p>
          </table:table-cell>
          <table:table-cell office:value-type="float" office:value="5.6304975236804555E-2" table:formula="of:=SQRT([.D6]/[.$D$14])" table:style-name="ce20">
            <text:p>5,63E-02</text:p>
          </table:table-cell>
          <table:table-cell office:value-type="float" office:value="4.1571654608057104E-2" table:formula="of:=BESSELJ([.D$2];[.A6])" table:style-name="ce21">
            <text:p>0,041571655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7">
            <text:p>j3(B)</text:p>
          </table:table-cell>
          <table:table-cell office:value-type="float" office:value="-48.55" table:style-name="ce18">
            <text:p>-48,55</text:p>
          </table:table-cell>
          <table:table-cell office:value-type="float" office:value="1.3963683610559378E-5" table:formula="of:=POWER(10;[.C7]/10)" table:style-name="ce19">
            <text:p>1,40E-05</text:p>
          </table:table-cell>
          <table:table-cell office:value-type="float" office:value="0.28677862082215505" table:formula="of:=SQRT([.D7]/[.$D$14])" table:style-name="ce20">
            <text:p>2,87E-01</text:p>
          </table:table-cell>
          <table:table-cell office:value-type="float" office:value="-0.19401808970659451" table:formula="of:=BESSELJ([.D$2];[.A7])" table:style-name="ce21">
            <text:p>-0,19401809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7">
            <text:p>j4(B)</text:p>
          </table:table-cell>
          <table:table-cell office:value-type="float" office:value="-52.27" table:style-name="ce18">
            <text:p>-52,27</text:p>
          </table:table-cell>
          <table:table-cell office:value-type="float" office:value="5.9292532457999903E-6" table:formula="of:=POWER(10;[.C8]/10)" table:style-name="ce19">
            <text:p>5,93E-06</text:p>
          </table:table-cell>
          <table:table-cell office:value-type="float" office:value="0.18687309213732411" table:formula="of:=SQRT([.D8]/[.$D$14])" table:style-name="ce20">
            <text:p>1,87E-01</text:p>
          </table:table-cell>
          <table:table-cell office:value-type="float" office:value="-0.11917889049069491" table:formula="of:=BESSELJ([.D$2];[.A8])" table:style-name="ce21">
            <text:p>-0,11917889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7">
            <text:p>j5(B)</text:p>
          </table:table-cell>
          <table:table-cell office:value-type="float" office:value="-52.55" table:style-name="ce18">
            <text:p>-52,55</text:p>
          </table:table-cell>
          <table:table-cell office:value-type="float" office:value="5.5590425727040287E-6" table:formula="of:=POWER(10;[.C9]/10)" table:style-name="ce19">
            <text:p>5,56E-06</text:p>
          </table:table-cell>
          <table:table-cell office:value-type="float" office:value="0.18094507704763907" table:formula="of:=SQRT([.D9]/[.$D$14])" table:style-name="ce20">
            <text:p>1,81E-01</text:p>
          </table:table-cell>
          <table:table-cell office:value-type="float" office:value="0.13045601477822388" table:formula="of:=BESSELJ([.D$2];[.A9])" table:style-name="ce21">
            <text:p>0,130456015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7">
            <text:p>j6(B)</text:p>
          </table:table-cell>
          <table:table-cell office:value-type="float" office:value="-48.45" table:style-name="ce18">
            <text:p>-48,45</text:p>
          </table:table-cell>
          <table:table-cell office:value-type="float" office:value="1.4288939585111005E-5" table:formula="of:=POWER(10;[.C10]/10)" table:style-name="ce19">
            <text:p>1,43E-05</text:p>
          </table:table-cell>
          <table:table-cell office:value-type="float" office:value="0.29009936074468173" table:formula="of:=SQRT([.D10]/[.$D$14])" table:style-name="ce20">
            <text:p>2,90E-01</text:p>
          </table:table-cell>
          <table:table-cell office:value-type="float" office:value="0.20614956700951081" table:formula="of:=BESSELJ([.D$2];[.A10])" table:style-name="ce21">
            <text:p>0,206149567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7">
            <text:p>j7(B)</text:p>
          </table:table-cell>
          <table:table-cell office:value-type="float" office:value="-63.41" table:style-name="ce18">
            <text:p>-63,41</text:p>
          </table:table-cell>
          <table:table-cell office:value-type="float" office:value="4.5603691595129596E-7" table:formula="of:=POWER(10;[.C11]/10)" table:style-name="ce19">
            <text:p>4,56E-07</text:p>
          </table:table-cell>
          <table:table-cell office:value-type="float" office:value="5.1825890344289693E-2" table:formula="of:=SQRT([.D11]/[.$D$14])" table:style-name="ce20">
            <text:p>5,18E-02</text:p>
          </table:table-cell>
          <table:table-cell office:value-type="float" office:value="3.4463638829384774E-2" table:formula="of:=BESSELJ([.D$2];[.A11])" table:style-name="ce21">
            <text:p>0,034463639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7">
            <text:p>j8(B)</text:p>
          </table:table-cell>
          <table:table-cell office:value-type="float" office:value="-49.76" table:style-name="ce18">
            <text:p>-49,76</text:p>
          </table:table-cell>
          <table:table-cell office:value-type="float" office:value="1.0568175092136571E-5" table:formula="of:=POWER(10;[.C12]/10)" table:style-name="ce19">
            <text:p>1,06E-05</text:p>
          </table:table-cell>
          <table:table-cell office:value-type="float" office:value="0.24948633994292288" table:formula="of:=SQRT([.D12]/[.$D$14])" table:style-name="ce20">
            <text:p>2,49E-01</text:p>
          </table:table-cell>
          <table:table-cell office:value-type="float" office:value="-0.17398350410208502" table:formula="of:=BESSELJ([.D$2];[.A12])" table:style-name="ce21">
            <text:p>-0,173983504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2">
            <text:p>j9(B)</text:p>
          </table:table-cell>
          <table:table-cell office:value-type="float" office:value="-47.9" table:style-name="ce23">
            <text:p>-47,9</text:p>
          </table:table-cell>
          <table:table-cell office:value-type="float" office:value="1.6218100973589292E-5" table:formula="of:=POWER(10;[.C13]/10)" table:style-name="ce24">
            <text:p>1,62E-05</text:p>
          </table:table-cell>
          <table:table-cell office:value-type="float" office:value="0.30906282630724824" table:formula="of:=SQRT([.D13]/[.$D$14])" table:style-name="ce25">
            <text:p>3,09E-01</text:p>
          </table:table-cell>
          <table:table-cell office:value-type="float" office:value="-0.22004604320494212" table:formula="of:=BESSELJ([.D$2];[.A13])" table:style-name="ce26">
            <text:p>-0,220046043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office:value-type="string" table:style-name="ce27">
            <text:p>Potencia total</text:p>
          </table:table-cell>
          <table:table-cell office:value-type="float" office:value="1.6978779035581985E-4" table:formula="of:=+[.D4]+2*SUM([.D5:.D13])" table:style-name="ce27">
            <text:p>0,000169788</text:p>
          </table:table-cell>
          <table:table-cell office:value-type="string" table:style-name="ce27">
            <text:p>mW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number-columns-spanned="5" table:number-rows-spanned="16" table:style-name="ce28">
            <text:p>Inserte la imagen captada en el analizador de espectro</text:p>
          </table:table-cell>
          <table:covered-table-cell table:number-columns-repeated="4"/>
          <table:table-cell table:number-columns-repeated="16378" table:style-name="ce1"/>
        </table:table-row>
        <table:table-row table:number-rows-repeated="15" table:style-name="ro1">
          <table:table-cell/>
          <table:covered-table-cell/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number-columns-repeated="3" table:style-name="ce2"/>
          <table:table-cell table:number-columns-repeated="16380" table:style-name="ce1"/>
        </table:table-row>
        <table:table-row table:number-rows-repeated="964" table:style-name="ro1">
          <table:table-cell/>
          <table:table-cell table:number-columns-repeated="3" table:style-name="ce2"/>
          <table:table-cell table:number-columns-repeated="16380"/>
        </table:table-row>
        <table:table-row table:number-rows-repeated="1047576" table:style-name="ro4">
          <table:table-cell table:number-columns-repeated="16384"/>
        </table:table-row>
        <table:table-row table:number-rows-repeated="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Docs-Cambria" svg:font-family="Docs-Cambria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IDIER CORREA</meta:initial-creator>
    <dc:creator>Personal</dc:creator>
    <meta:creation-date>2025-05-05T17:19:30Z</meta:creation-date>
    <dc:date>2025-05-05T17:26:51Z</dc:date>
    <meta:editing-cycles>1</meta:editing-cycles>
    <meta:editing-duration>PT531S</meta:editing-duration>
  </office:meta>
</office:document-meta>
</file>